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officeooo:rsid="000cf1d7" officeooo:paragraph-rsid="000cf1d7"/>
    </style:style>
    <style:style style:name="P2" style:family="paragraph" style:parent-style-name="Standard">
      <style:paragraph-properties fo:line-height="115%" fo:text-align="center" style:justify-single-word="false"/>
      <style:text-properties officeooo:rsid="000cf1d7" officeooo:paragraph-rsid="0010e437"/>
    </style:style>
    <style:style style:name="P3" style:family="paragraph" style:parent-style-name="Standard">
      <style:text-properties officeooo:paragraph-rsid="000cf1d7"/>
    </style:style>
    <style:style style:name="P4" style:family="paragraph" style:parent-style-name="Standard">
      <style:paragraph-properties fo:line-height="115%" fo:text-align="end" style:justify-single-word="false"/>
      <style:text-properties officeooo:rsid="000ea372" officeooo:paragraph-rsid="000ea372"/>
    </style:style>
    <style:style style:name="P5" style:family="paragraph" style:parent-style-name="Standard">
      <style:paragraph-properties fo:line-height="115%" fo:text-align="end" style:justify-single-word="false"/>
      <style:text-properties officeooo:rsid="000ea372" officeooo:paragraph-rsid="0010e437"/>
    </style:style>
    <style:style style:name="P6" style:family="paragraph" style:parent-style-name="Standard">
      <style:paragraph-properties fo:line-height="115%"/>
    </style:style>
    <style:style style:name="P7" style:family="paragraph" style:parent-style-name="Standard">
      <style:paragraph-properties fo:line-height="115%"/>
      <style:text-properties officeooo:paragraph-rsid="0010e437"/>
    </style:style>
    <style:style style:name="P8" style:family="paragraph" style:parent-style-name="Standard">
      <style:paragraph-properties fo:line-height="115%" fo:text-align="start" style:justify-single-word="false"/>
      <style:text-properties fo:font-style="normal" officeooo:rsid="002a28b9" officeooo:paragraph-rsid="0018c76a" style:font-style-asian="normal" style:font-style-complex="normal"/>
    </style:style>
    <style:style style:name="P9" style:family="paragraph" style:parent-style-name="Standard">
      <style:paragraph-properties fo:line-height="115%" fo:text-align="start" style:justify-single-word="false"/>
      <style:text-properties fo:font-style="normal" officeooo:rsid="002a28b9" officeooo:paragraph-rsid="003fb6a0" style:font-style-asian="normal" style:font-style-complex="normal"/>
    </style:style>
    <style:style style:name="P10" style:family="paragraph" style:parent-style-name="Standard">
      <style:paragraph-properties fo:line-height="115%" fo:text-align="start" style:justify-single-word="false"/>
      <style:text-properties fo:font-style="normal" officeooo:paragraph-rsid="004c1846" style:font-style-asian="normal" style:font-style-complex="normal"/>
    </style:style>
    <style:style style:name="P11" style:family="paragraph" style:parent-style-name="Standard">
      <style:paragraph-properties fo:text-align="start" style:justify-single-word="false"/>
      <style:text-properties fo:font-weight="bold" officeooo:rsid="0030aec0" officeooo:paragraph-rsid="002f6d0f" style:font-weight-asian="bold" style:font-weight-complex="bold"/>
    </style:style>
    <style:style style:name="P12" style:family="paragraph" style:parent-style-name="Standard">
      <style:paragraph-properties fo:line-height="115%" fo:text-align="end" style:justify-single-word="false"/>
      <style:text-properties fo:font-style="italic" officeooo:rsid="000ea372" officeooo:paragraph-rsid="0010e437" style:font-style-asian="italic" style:font-style-complex="italic"/>
    </style:style>
    <style:style style:name="P13" style:family="paragraph" style:parent-style-name="Standard">
      <style:paragraph-properties fo:line-height="115%" fo:text-align="start" style:justify-single-word="false"/>
      <style:text-properties style:font-name="Liberation Serif1" fo:font-style="normal" fo:font-weight="bold" officeooo:rsid="00a4a430" officeooo:paragraph-rsid="0018f3a7" style:font-name-asian="Liberation Serif1" style:font-style-asian="normal" style:font-weight-asian="bold" style:font-name-complex="Liberation Serif1" style:font-style-complex="normal" style:font-weight-complex="bold"/>
    </style:style>
    <style:style style:name="P14" style:family="paragraph" style:parent-style-name="Standard">
      <style:paragraph-properties fo:text-align="start" style:justify-single-word="false"/>
      <style:text-properties style:font-name="Liberation Serif1" fo:font-weight="normal" officeooo:rsid="002706b0" officeooo:paragraph-rsid="002f6d0f" style:font-name-asian="Liberation Serif1" style:font-weight-asian="normal" style:font-name-complex="Liberation Serif1" style:font-weight-complex="normal"/>
    </style:style>
    <style:style style:name="P15" style:family="paragraph" style:parent-style-name="Standard">
      <style:paragraph-properties fo:text-align="start" style:justify-single-word="false"/>
      <style:text-properties style:font-name="Liberation Serif1" fo:font-weight="normal" officeooo:rsid="002b7ae4" officeooo:paragraph-rsid="002f6d0f" style:font-name-asian="Liberation Serif1" style:font-weight-asian="normal" style:font-name-complex="Liberation Serif1" style:font-weight-complex="normal"/>
    </style:style>
    <style:style style:name="P16" style:family="paragraph" style:parent-style-name="Standard">
      <style:paragraph-properties fo:text-align="start" style:justify-single-word="false"/>
      <style:text-properties officeooo:rsid="002a28b9" officeooo:paragraph-rsid="002f6d0f"/>
    </style:style>
    <style:style style:name="P17" style:family="paragraph" style:parent-style-name="Standard">
      <style:text-properties officeooo:paragraph-rsid="00577cf0"/>
    </style:style>
    <style:style style:name="P18" style:family="paragraph" style:parent-style-name="Standard">
      <style:paragraph-properties fo:line-height="200%" fo:text-align="center" style:justify-single-word="false"/>
      <style:text-properties fo:font-size="16pt" officeooo:rsid="000cf1d7" officeooo:paragraph-rsid="00577cf0" style:font-size-asian="16pt" style:font-size-complex="16pt"/>
    </style:style>
    <style:style style:name="P19" style:family="paragraph" style:parent-style-name="Standard">
      <style:paragraph-properties fo:line-height="200%" fo:text-align="end" style:justify-single-word="false"/>
      <style:text-properties fo:font-size="16pt" officeooo:rsid="000ea372" officeooo:paragraph-rsid="00577cf0" style:font-size-asian="16pt" style:font-size-complex="16pt"/>
    </style:style>
    <style:style style:name="P20" style:family="paragraph" style:parent-style-name="Standard">
      <style:paragraph-properties fo:line-height="200%"/>
      <style:text-properties fo:font-size="16pt" officeooo:paragraph-rsid="00577cf0" style:font-size-asian="16pt" style:font-size-complex="16pt"/>
    </style:style>
    <style:style style:name="P21" style:family="paragraph" style:parent-style-name="Standard">
      <style:paragraph-properties fo:line-height="200%" fo:text-align="end" style:justify-single-word="false"/>
      <style:text-properties fo:font-size="16pt" fo:font-style="italic" officeooo:rsid="000ea372" officeooo:paragraph-rsid="00577cf0" style:font-size-asian="16pt" style:font-style-asian="italic" style:font-size-complex="16pt" style:font-style-complex="italic"/>
    </style:style>
    <style:style style:name="P22" style:family="paragraph" style:parent-style-name="Standard" style:master-page-name="">
      <loext:graphic-properties draw:fill="none"/>
      <style:paragraph-properties fo:margin-left="0cm" fo:margin-right="0cm" fo:line-height="115%" fo:text-align="justify" style:justify-single-word="false" fo:text-indent="2cm" style:auto-text-indent="false" style:page-number="auto" fo:background-color="transparent"/>
    </style:style>
    <style:style style:name="P23" style:family="paragraph" style:parent-style-name="Standard" style:master-page-name="">
      <loext:graphic-properties draw:fill="none"/>
      <style:paragraph-properties fo:margin-left="0cm" fo:margin-right="0cm" fo:line-height="115%" fo:text-align="justify" style:justify-single-word="false" fo:text-indent="2cm" style:auto-text-indent="false" style:page-number="auto" fo:background-color="transparent"/>
      <style:text-properties officeooo:paragraph-rsid="00192017"/>
    </style:style>
    <style:style style:name="P24"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fo:background-color="transparent"/>
      <style:text-properties fo:font-size="16pt" officeooo:paragraph-rsid="005b4343" style:font-size-asian="16pt" style:font-size-complex="16pt"/>
    </style:style>
    <style:style style:name="P25"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officeooo:paragraph-rsid="00629f60"/>
    </style:style>
    <style:style style:name="P26"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629f60"/>
    </style:style>
    <style:style style:name="P27"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64af66"/>
    </style:style>
    <style:style style:name="P28"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7c444c"/>
    </style:style>
    <style:style style:name="P29" style:family="paragraph" style:parent-style-name="Standard">
      <style:paragraph-properties fo:text-align="center" style:justify-single-word="false" fo:padding="0.049cm" fo:border="0.06pt solid #000000" style:shadow="#808080 0.18cm 0.18cm"/>
      <style:text-properties officeooo:rsid="005290f4" officeooo:paragraph-rsid="000cf1d7"/>
    </style:style>
    <style:style style:name="P30" style:family="paragraph" style:parent-style-name="Standard">
      <style:paragraph-properties fo:text-align="center" style:justify-single-word="false" fo:padding="0.049cm" fo:border="0.06pt solid #000000" style:shadow="#808080 0.18cm 0.18cm"/>
      <style:text-properties officeooo:rsid="005290f4" officeooo:paragraph-rsid="00577cf0"/>
    </style:style>
    <style:style style:name="P31" style:family="paragraph" style:parent-style-name="Standard">
      <style:paragraph-properties fo:text-align="center" style:justify-single-word="false" fo:padding="0.049cm" fo:border="0.06pt solid #000000" style:shadow="#808080 0.18cm 0.18cm"/>
      <style:text-properties officeooo:rsid="0019e65d" officeooo:paragraph-rsid="000cf1d7"/>
    </style:style>
    <style:style style:name="P32" style:family="paragraph" style:parent-style-name="Standard">
      <style:paragraph-properties fo:text-align="center" style:justify-single-word="false" fo:padding="0.049cm" fo:border="0.06pt solid #000000" style:shadow="#808080 0.18cm 0.18cm"/>
      <style:text-properties officeooo:rsid="0019e65d" officeooo:paragraph-rsid="00577cf0"/>
    </style:style>
    <style:style style:name="P33" style:family="paragraph" style:parent-style-name="Standard">
      <style:paragraph-properties fo:text-align="center" style:justify-single-word="false" fo:padding="0.049cm" fo:border="0.06pt solid #000000" style:shadow="#808080 0.18cm 0.18cm"/>
      <style:text-properties fo:font-weight="bold" officeooo:rsid="0011a1f6" officeooo:paragraph-rsid="000cf1d7" style:font-weight-asian="bold" style:font-weight-complex="bold"/>
    </style:style>
    <style:style style:name="P34" style:family="paragraph" style:parent-style-name="Standard">
      <style:paragraph-properties fo:text-align="center" style:justify-single-word="false" fo:padding="0.049cm" fo:border="0.06pt solid #000000" style:shadow="#808080 0.18cm 0.18cm"/>
      <style:text-properties fo:font-weight="bold" officeooo:rsid="0011a1f6" officeooo:paragraph-rsid="00577cf0" style:font-weight-asian="bold" style:font-weight-complex="bold"/>
    </style:style>
    <style:style style:name="P35" style:family="paragraph" style:parent-style-name="Standard">
      <style:paragraph-properties fo:text-align="center" style:justify-single-word="false" fo:padding="0.049cm" fo:border="0.06pt solid #000000" style:shadow="#808080 0.18cm 0.18cm"/>
      <style:text-properties fo:font-weight="bold" officeooo:rsid="0019e65d" officeooo:paragraph-rsid="000cf1d7" style:font-weight-asian="bold" style:font-weight-complex="bold"/>
    </style:style>
    <style:style style:name="P36" style:family="paragraph" style:parent-style-name="Standard">
      <style:paragraph-properties fo:text-align="center" style:justify-single-word="false" fo:padding="0.049cm" fo:border="0.06pt solid #000000" style:shadow="#808080 0.18cm 0.18cm"/>
      <style:text-properties fo:font-weight="bold" officeooo:rsid="0019e65d" officeooo:paragraph-rsid="00577cf0" style:font-weight-asian="bold" style:font-weight-complex="bold"/>
    </style:style>
    <style:style style:name="P37" style:family="paragraph" style:parent-style-name="Standard" style:master-page-name="">
      <style:paragraph-properties fo:text-align="center" style:justify-single-word="false" style:page-number="auto" fo:padding="0.049cm" fo:border="0.06pt solid #000000" style:shadow="#808080 0.18cm 0.18cm"/>
      <style:text-properties officeooo:rsid="0011a1f6" officeooo:paragraph-rsid="000cf1d7"/>
    </style:style>
    <style:style style:name="P38" style:family="paragraph" style:parent-style-name="Standard" style:master-page-name="">
      <style:paragraph-properties fo:text-align="center" style:justify-single-word="false" style:page-number="auto" fo:padding="0.049cm" fo:border="0.06pt solid #000000" style:shadow="#808080 0.18cm 0.18cm"/>
      <style:text-properties officeooo:rsid="0011a1f6" officeooo:paragraph-rsid="00577cf0"/>
    </style:style>
    <style:style style:name="P39"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40" style:family="paragraph" style:parent-style-name="Standard">
      <style:text-properties officeooo:paragraph-rsid="00902a95"/>
    </style:style>
    <style:style style:name="P41" style:family="paragraph" style:parent-style-name="Standard">
      <style:paragraph-properties fo:line-height="200%" fo:text-align="center" style:justify-single-word="false"/>
      <style:text-properties fo:font-size="16pt" officeooo:paragraph-rsid="00902a95" style:font-size-asian="16pt" style:font-size-complex="16pt"/>
    </style:style>
    <style:style style:name="P42"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style:font-name="Liberation Serif" fo:font-size="16pt" officeooo:rsid="0011a1f6" officeooo:paragraph-rsid="0065f27a" style:font-size-asian="16pt" style:font-size-complex="16pt"/>
    </style:style>
    <style:style style:name="P43" style:family="paragraph" style:parent-style-name="Standard">
      <loext:graphic-properties draw:fill="none"/>
      <style:paragraph-properties fo:margin-left="0cm" fo:margin-right="0cm" fo:line-height="200%" fo:text-align="end" style:justify-single-word="false" fo:text-indent="2cm" style:auto-text-indent="false" fo:background-color="transparent"/>
      <style:text-properties style:font-name="Liberation Serif" fo:font-size="16pt" officeooo:rsid="000ea372" officeooo:paragraph-rsid="00902a95" style:font-size-asian="16pt" style:font-size-complex="16pt"/>
    </style:style>
    <style:style style:name="P44"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fo:background-color="transparent"/>
      <style:text-properties fo:font-size="16pt" officeooo:paragraph-rsid="00940699" style:font-size-asian="16pt" style:font-size-complex="16pt"/>
    </style:style>
    <style:style style:name="P45" style:family="paragraph" style:parent-style-name="Standard">
      <style:paragraph-properties fo:text-align="center" style:justify-single-word="false" fo:padding="0.049cm" fo:border="0.06pt solid #000000" style:shadow="#808080 0.18cm 0.18cm"/>
      <style:text-properties fo:font-weight="bold" officeooo:rsid="0011a1f6" officeooo:paragraph-rsid="00902a95" style:font-weight-asian="bold" style:font-weight-complex="bold"/>
    </style:style>
    <style:style style:name="P46" style:family="paragraph" style:parent-style-name="Standard">
      <style:paragraph-properties fo:text-align="center" style:justify-single-word="false" fo:padding="0.049cm" fo:border="0.06pt solid #000000" style:shadow="#808080 0.18cm 0.18cm"/>
      <style:text-properties fo:font-weight="bold" officeooo:rsid="0019e65d" officeooo:paragraph-rsid="00902a95" style:font-weight-asian="bold" style:font-weight-complex="bold"/>
    </style:style>
    <style:style style:name="P47" style:family="paragraph" style:parent-style-name="Standard">
      <style:paragraph-properties fo:text-align="center" style:justify-single-word="false" fo:padding="0.049cm" fo:border="0.06pt solid #000000" style:shadow="#808080 0.18cm 0.18cm"/>
      <style:text-properties officeooo:rsid="005290f4" officeooo:paragraph-rsid="00902a95"/>
    </style:style>
    <style:style style:name="P48" style:family="paragraph" style:parent-style-name="Standard">
      <style:paragraph-properties fo:text-align="center" style:justify-single-word="false" fo:padding="0.049cm" fo:border="0.06pt solid #000000" style:shadow="#808080 0.18cm 0.18cm"/>
      <style:text-properties officeooo:rsid="0019e65d" officeooo:paragraph-rsid="00902a95"/>
    </style:style>
    <style:style style:name="P49" style:family="paragraph" style:parent-style-name="Standard" style:master-page-name="">
      <style:paragraph-properties fo:text-align="center" style:justify-single-word="false" style:page-number="auto" fo:padding="0.049cm" fo:border="0.06pt solid #000000" style:shadow="#808080 0.18cm 0.18cm"/>
      <style:text-properties officeooo:rsid="0011a1f6" officeooo:paragraph-rsid="00902a95"/>
    </style:style>
    <style:style style:name="T1" style:family="text">
      <style:text-properties fo:font-weight="bold" style:font-weight-asian="bold" style:font-weight-complex="bold"/>
    </style:style>
    <style:style style:name="T2" style:family="text">
      <style:text-properties fo:font-weight="bold" style:font-weight-asian="bold" style:font-weight-complex="bold" loext:padding="0.049cm" loext:border="0.06pt solid #000000" loext:shadow="none"/>
    </style:style>
    <style:style style:name="T3" style:family="text">
      <style:text-properties fo:font-weight="bold" officeooo:rsid="000cf1d7" style:font-weight-asian="bold" style:font-weight-complex="bold"/>
    </style:style>
    <style:style style:name="T4" style:family="text">
      <style:text-properties fo:font-weight="bold" officeooo:rsid="00192017" style:font-weight-asian="bold" style:font-weight-complex="bold"/>
    </style:style>
    <style:style style:name="T5" style:family="text">
      <style:text-properties fo:font-weight="bold" officeooo:rsid="0019393b" style:font-weight-asian="bold" style:font-weight-complex="bold"/>
    </style:style>
    <style:style style:name="T6" style:family="text">
      <style:text-properties fo:font-weight="bold" officeooo:rsid="001bd695" style:font-weight-asian="bold" style:font-weight-complex="bold"/>
    </style:style>
    <style:style style:name="T7" style:family="text">
      <style:text-properties fo:font-weight="bold" officeooo:rsid="001dcdbc" style:font-weight-asian="bold" style:font-weight-complex="bold"/>
    </style:style>
    <style:style style:name="T8" style:family="text">
      <style:text-properties fo:font-weight="bold" officeooo:rsid="001ec8fb" style:font-weight-asian="bold" style:font-weight-complex="bold"/>
    </style:style>
    <style:style style:name="T9" style:family="text">
      <style:text-properties fo:font-weight="bold" officeooo:rsid="00203e18" style:font-weight-asian="bold" style:font-weight-complex="bold"/>
    </style:style>
    <style:style style:name="T10" style:family="text">
      <style:text-properties fo:font-weight="bold" officeooo:rsid="002163f8" style:font-weight-asian="bold" style:font-weight-complex="bold"/>
    </style:style>
    <style:style style:name="T11" style:family="text">
      <style:text-properties fo:font-weight="bold" officeooo:rsid="002220d3" style:font-weight-asian="bold" style:font-weight-complex="bold"/>
    </style:style>
    <style:style style:name="T12" style:family="text">
      <style:text-properties fo:font-weight="bold" officeooo:rsid="00293a88" style:font-weight-asian="bold" style:font-weight-complex="bold"/>
    </style:style>
    <style:style style:name="T13" style:family="text">
      <style:text-properties fo:font-weight="bold" officeooo:rsid="002af6b8" style:font-weight-asian="bold" style:font-weight-complex="bold"/>
    </style:style>
    <style:style style:name="T14" style:family="text">
      <style:text-properties fo:font-weight="bold" officeooo:rsid="002dbeb3" style:font-weight-asian="bold" style:font-weight-complex="bold"/>
    </style:style>
    <style:style style:name="T15" style:family="text">
      <style:text-properties fo:font-weight="bold" officeooo:rsid="003607fc" style:font-weight-asian="bold" style:font-weight-complex="bold"/>
    </style:style>
    <style:style style:name="T16" style:family="text">
      <style:text-properties fo:font-weight="bold" officeooo:rsid="0037db55" style:font-weight-asian="bold" style:font-weight-complex="bold"/>
    </style:style>
    <style:style style:name="T17" style:family="text">
      <style:text-properties fo:font-weight="bold" officeooo:rsid="00577cf0" style:font-weight-asian="bold" style:font-weight-complex="bold"/>
    </style:style>
    <style:style style:name="T18" style:family="text">
      <style:text-properties fo:font-weight="bold" officeooo:rsid="00864ca1" style:font-weight-asian="bold" style:font-weight-complex="bold"/>
    </style:style>
    <style:style style:name="T19" style:family="text">
      <style:text-properties fo:font-weight="bold" officeooo:rsid="00902a95" style:font-weight-asian="bold" style:font-weight-complex="bold"/>
    </style:style>
    <style:style style:name="T20" style:family="text">
      <style:text-properties style:text-position="super 58%" fo:font-weight="bold" style:font-weight-asian="bold" style:font-weight-complex="bold"/>
    </style:style>
    <style:style style:name="T21" style:family="text">
      <style:text-properties style:text-position="super 58%" fo:font-size="12pt" fo:font-style="italic" fo:font-weight="bold" officeooo:rsid="00ca73b7" style:font-size-asian="12pt" style:font-style-asian="italic" style:font-weight-asian="bold" style:font-size-complex="12pt"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0cf1d7" style:font-style-asian="italic" style:font-weight-asian="normal" style:font-style-complex="italic" style:font-weight-complex="normal"/>
    </style:style>
    <style:style style:name="T25" style:family="text">
      <style:text-properties fo:font-style="italic" fo:font-weight="normal" officeooo:rsid="000ea372" style:font-style-asian="italic" style:font-weight-asian="normal" style:font-style-complex="italic" style:font-weight-complex="normal"/>
    </style:style>
    <style:style style:name="T26" style:family="text">
      <style:text-properties loext:padding="0.049cm" loext:border="0.06pt solid #000000" loext:shadow="none"/>
    </style:style>
    <style:style style:name="T27" style:family="text">
      <style:text-properties style:font-name="Liberation Serif1" fo:font-weight="bold" officeooo:rsid="0031c834" style:font-name-asian="Liberation Serif1" style:font-weight-asian="bold" style:font-name-complex="Liberation Serif1" style:font-weight-complex="bold"/>
    </style:style>
    <style:style style:name="T28" style:family="text">
      <style:text-properties style:font-name="Liberation Serif1" fo:font-weight="bold" officeooo:rsid="0038e1da" style:font-name-asian="Liberation Serif1" style:font-weight-asian="bold" style:font-name-complex="Liberation Serif1" style:font-weight-complex="bold"/>
    </style:style>
    <style:style style:name="T29" style:family="text">
      <style:text-properties style:font-name="Liberation Serif1" fo:font-weight="bold" officeooo:rsid="004c1846" style:font-name-asian="Liberation Serif1" style:font-weight-asian="bold" style:font-name-complex="Liberation Serif1" style:font-weight-complex="bold"/>
    </style:style>
    <style:style style:name="T30" style:family="text">
      <style:text-properties style:font-name="Liberation Serif1" fo:font-weight="bold" officeooo:rsid="0097365c" style:font-name-asian="Liberation Serif1" style:font-weight-asian="bold" style:font-name-complex="Liberation Serif1" style:font-weight-complex="bold"/>
    </style:style>
    <style:style style:name="T31" style:family="text">
      <style:text-properties style:font-name="Liberation Serif1" fo:font-weight="bold" officeooo:rsid="00979678" style:font-name-asian="Liberation Serif1" style:font-weight-asian="bold" style:font-name-complex="Liberation Serif1" style:font-weight-complex="bold"/>
    </style:style>
    <style:style style:name="T32" style:family="text">
      <style:text-properties style:font-name="Liberation Serif1" fo:font-weight="normal" officeooo:rsid="0024bef7" style:font-name-asian="Liberation Serif1" style:font-weight-asian="normal" style:font-name-complex="Liberation Serif1" style:font-weight-complex="normal"/>
    </style:style>
    <style:style style:name="T33" style:family="text">
      <style:text-properties style:font-name="Liberation Serif1" fo:font-weight="normal" officeooo:rsid="002706b0" style:font-name-asian="Liberation Serif1" style:font-weight-asian="normal" style:font-name-complex="Liberation Serif1" style:font-weight-complex="normal"/>
    </style:style>
    <style:style style:name="T34" style:family="text">
      <style:text-properties style:font-name="Liberation Serif1" fo:font-weight="normal" officeooo:rsid="002b7ae4" style:font-name-asian="Liberation Serif1" style:font-weight-asian="normal" style:font-name-complex="Liberation Serif1" style:font-weight-complex="normal"/>
    </style:style>
    <style:style style:name="T35" style:family="text">
      <style:text-properties style:font-name="Liberation Serif1" fo:font-weight="normal" officeooo:rsid="003c330b" style:font-name-asian="Liberation Serif1" style:font-weight-asian="normal" style:font-name-complex="Liberation Serif1" style:font-weight-complex="normal"/>
    </style:style>
    <style:style style:name="T36" style:family="text">
      <style:text-properties style:font-name="Liberation Serif1" fo:font-weight="normal" officeooo:rsid="003c644f" style:font-name-asian="Liberation Serif1" style:font-weight-asian="normal" style:font-name-complex="Liberation Serif1" style:font-weight-complex="normal"/>
    </style:style>
    <style:style style:name="T37" style:family="text">
      <style:text-properties style:font-name="Liberation Serif1" fo:font-weight="normal" officeooo:rsid="003eb343" style:font-name-asian="Liberation Serif1" style:font-weight-asian="normal" style:font-name-complex="Liberation Serif1" style:font-weight-complex="normal"/>
    </style:style>
    <style:style style:name="T38" style:family="text">
      <style:text-properties style:font-name="Liberation Serif1" fo:font-weight="normal" officeooo:rsid="003ee6d1" style:font-name-asian="Liberation Serif1" style:font-weight-asian="normal" style:font-name-complex="Liberation Serif1" style:font-weight-complex="normal"/>
    </style:style>
    <style:style style:name="T39" style:family="text">
      <style:text-properties style:font-name="Liberation Serif1" fo:font-weight="normal" officeooo:rsid="00428dca" style:font-name-asian="Liberation Serif1" style:font-weight-asian="normal" style:font-name-complex="Liberation Serif1" style:font-weight-complex="normal"/>
    </style:style>
    <style:style style:name="T40" style:family="text">
      <style:text-properties style:font-name="Liberation Serif1" fo:font-weight="normal" officeooo:rsid="0042d6ef" style:font-name-asian="Liberation Serif1" style:font-weight-asian="normal" style:font-name-complex="Liberation Serif1" style:font-weight-complex="normal"/>
    </style:style>
    <style:style style:name="T41" style:family="text">
      <style:text-properties style:font-name="Liberation Serif1" fo:font-weight="normal" officeooo:rsid="004482bf" style:font-name-asian="Liberation Serif1" style:font-weight-asian="normal" style:font-name-complex="Liberation Serif1" style:font-weight-complex="normal"/>
    </style:style>
    <style:style style:name="T42" style:family="text">
      <style:text-properties style:font-name="Liberation Serif1" fo:font-weight="normal" officeooo:rsid="0049236c" style:font-name-asian="Liberation Serif1" style:font-weight-asian="normal" style:font-name-complex="Liberation Serif1" style:font-weight-complex="normal"/>
    </style:style>
    <style:style style:name="T43" style:family="text">
      <style:text-properties style:font-name="Liberation Serif1" fo:font-weight="normal" officeooo:rsid="004c1846" style:font-name-asian="Liberation Serif1" style:font-weight-asian="normal" style:font-name-complex="Liberation Serif1" style:font-weight-complex="normal"/>
    </style:style>
    <style:style style:name="T44" style:family="text">
      <style:text-properties style:font-name="Liberation Serif1" fo:font-weight="normal" officeooo:rsid="004c57b3" style:font-name-asian="Liberation Serif1" style:font-weight-asian="normal" style:font-name-complex="Liberation Serif1" style:font-weight-complex="normal"/>
    </style:style>
    <style:style style:name="T45" style:family="text">
      <style:text-properties style:font-name="Liberation Serif1" fo:font-weight="normal" officeooo:rsid="00539eb8" style:font-name-asian="Liberation Serif1" style:font-weight-asian="normal" style:font-name-complex="Liberation Serif1" style:font-weight-complex="normal"/>
    </style:style>
    <style:style style:name="T46" style:family="text">
      <style:text-properties style:font-name="Liberation Serif1" officeooo:rsid="0031c834" style:font-name-asian="Liberation Serif1" style:font-name-complex="Liberation Serif1"/>
    </style:style>
    <style:style style:name="T47" style:family="text">
      <style:text-properties style:font-name="Liberation Serif1" officeooo:rsid="002706b0" style:font-name-asian="Liberation Serif1" style:font-name-complex="Liberation Serif1"/>
    </style:style>
    <style:style style:name="T48" style:family="text">
      <style:text-properties style:font-name="Liberation Serif1" officeooo:rsid="002b7ae4" style:font-name-asian="Liberation Serif1" style:font-name-complex="Liberation Serif1"/>
    </style:style>
    <style:style style:name="T49" style:family="text">
      <style:text-properties style:text-underline-style="solid" style:text-underline-width="auto" style:text-underline-color="font-color" fo:font-weight="bold" style:font-size-asian="10.5pt" style:font-weight-complex="normal" loext:shadow="none"/>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fo:font-size="12pt" fo:font-style="italic" fo:font-weight="normal" officeooo:rsid="0091e6fe" style:font-size-asian="12pt" style:font-style-asian="italic" style:font-weight-asian="normal" style:font-size-complex="12pt" style:font-style-complex="italic" style:font-weight-complex="normal"/>
    </style:style>
    <style:style style:name="T52" style:family="text">
      <style:text-properties fo:font-size="12pt" fo:font-style="italic" fo:font-weight="normal" officeooo:rsid="006e96ad" style:font-size-asian="12pt" style:font-style-asian="italic" style:font-weight-asian="normal" style:font-size-complex="12pt" style:font-style-complex="italic" style:font-weight-complex="normal"/>
    </style:style>
    <style:style style:name="T53" style:family="text">
      <style:text-properties fo:font-size="12pt" fo:font-style="italic" fo:font-weight="normal" officeooo:rsid="006f8aa2" style:font-size-asian="12pt" style:font-style-asian="italic" style:font-weight-asian="normal" style:font-size-complex="12pt" style:font-style-complex="italic" style:font-weight-complex="normal"/>
    </style:style>
    <style:style style:name="T54" style:family="text">
      <style:text-properties fo:font-size="12pt" fo:font-style="italic" fo:font-weight="normal" officeooo:rsid="00701b01" style:font-size-asian="12pt" style:font-style-asian="italic" style:font-weight-asian="normal" style:font-size-complex="12pt" style:font-style-complex="italic" style:font-weight-complex="normal"/>
    </style:style>
    <style:style style:name="T55" style:family="text">
      <style:text-properties fo:font-size="12pt" fo:font-style="italic" fo:font-weight="normal" officeooo:rsid="007309c5" style:font-size-asian="12pt" style:font-style-asian="italic" style:font-weight-asian="normal" style:font-size-complex="12pt" style:font-style-complex="italic" style:font-weight-complex="normal"/>
    </style:style>
    <style:style style:name="T56" style:family="text">
      <style:text-properties fo:font-size="12pt" fo:font-style="italic" fo:font-weight="normal" officeooo:rsid="007f029d" style:font-size-asian="12pt" style:font-style-asian="italic" style:font-weight-asian="normal" style:font-size-complex="12pt" style:font-style-complex="italic" style:font-weight-complex="normal"/>
    </style:style>
    <style:style style:name="T57" style:family="text">
      <style:text-properties fo:font-size="12pt" fo:font-style="italic" fo:font-weight="normal" officeooo:rsid="00810008" style:font-size-asian="12pt" style:font-style-asian="italic" style:font-weight-asian="normal" style:font-size-complex="12pt" style:font-style-complex="italic" style:font-weight-complex="normal"/>
    </style:style>
    <style:style style:name="T58" style:family="text">
      <style:text-properties fo:font-size="12pt" fo:font-style="italic" fo:font-weight="normal" officeooo:rsid="0073943f"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073943f" style:font-size-asian="12pt" style:font-style-asian="italic" style:font-weight-asian="normal" style:font-size-complex="12pt" style:font-style-complex="italic" style:font-weight-complex="normal" loext:padding="0.049cm" loext:border="0.06pt solid #000000"/>
    </style:style>
    <style:style style:name="T60" style:family="text">
      <style:text-properties fo:font-size="12pt" fo:font-style="italic" fo:font-weight="normal" officeooo:rsid="0077c4b0"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0779a14"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083ebaf" style:font-size-asian="12pt" style:font-style-asian="italic" style:font-weight-asian="normal" style:font-size-complex="12pt" style:font-style-complex="italic" style:font-weight-complex="normal"/>
    </style:style>
    <style:style style:name="T63" style:family="text">
      <style:text-properties fo:font-size="12pt" fo:font-style="italic" fo:font-weight="normal" officeooo:rsid="00789c61"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079aff2" style:font-size-asian="12pt" style:font-style-asian="italic" style:font-weight-asian="normal" style:font-size-complex="12pt" style:font-style-complex="italic" style:font-weight-complex="normal"/>
    </style:style>
    <style:style style:name="T65" style:family="text">
      <style:text-properties fo:font-size="12pt" fo:font-style="italic" fo:font-weight="normal" officeooo:rsid="007d7b19" style:font-size-asian="12pt" style:font-style-asian="italic" style:font-weight-asian="normal" style:font-size-complex="12pt" style:font-style-complex="italic" style:font-weight-complex="normal"/>
    </style:style>
    <style:style style:name="T66" style:family="text">
      <style:text-properties fo:font-size="12pt" fo:font-style="italic" fo:font-weight="normal" officeooo:rsid="007a5abd" style:font-size-asian="12pt" style:font-style-asian="italic" style:font-weight-asian="normal" style:font-size-complex="12pt" style:font-style-complex="italic" style:font-weight-complex="normal"/>
    </style:style>
    <style:style style:name="T67" style:family="text">
      <style:text-properties fo:font-size="12pt" fo:font-style="italic" fo:font-weight="normal" officeooo:rsid="0085ddf2" style:font-size-asian="12pt" style:font-style-asian="italic" style:font-weight-asian="normal" style:font-size-complex="12pt" style:font-style-complex="italic" style:font-weight-complex="normal"/>
    </style:style>
    <style:style style:name="T68" style:family="text">
      <style:text-properties fo:font-size="12pt" fo:font-style="italic" fo:font-weight="normal" officeooo:rsid="00875d86" style:font-size-asian="12pt" style:font-style-asian="italic" style:font-weight-asian="normal" style:font-size-complex="12pt" style:font-style-complex="italic" style:font-weight-complex="normal"/>
    </style:style>
    <style:style style:name="T69" style:family="text">
      <style:text-properties fo:font-size="12pt" fo:font-style="italic" fo:font-weight="normal" officeooo:rsid="00d1420e"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089678e" style:font-size-asian="12pt" style:font-style-asian="italic" style:font-weight-asian="normal" style:font-size-complex="12pt" style:font-style-complex="italic" style:font-weight-complex="normal"/>
    </style:style>
    <style:style style:name="T71" style:family="text">
      <style:text-properties fo:font-size="12pt" fo:font-style="italic" fo:font-weight="normal" officeooo:rsid="008bce1d" style:font-size-asian="12pt" style:font-style-asian="italic" style:font-weight-asian="normal" style:font-size-complex="12pt" style:font-style-complex="italic" style:font-weight-complex="normal"/>
    </style:style>
    <style:style style:name="T72" style:family="text">
      <style:text-properties fo:font-size="12pt" fo:font-style="italic" fo:font-weight="normal" officeooo:rsid="0064af66" style:font-size-asian="12pt" style:font-style-asian="italic" style:font-weight-asian="normal" style:font-size-complex="12pt" style:font-style-complex="italic" style:font-weight-complex="normal"/>
    </style:style>
    <style:style style:name="T73" style:family="text">
      <style:text-properties fo:font-size="12pt" fo:font-style="italic" fo:font-weight="normal" officeooo:rsid="00654787" style:font-size-asian="12pt" style:font-style-asian="italic" style:font-weight-asian="normal" style:font-size-complex="12pt" style:font-style-complex="italic" style:font-weight-complex="normal"/>
    </style:style>
    <style:style style:name="T74" style:family="text">
      <style:text-properties fo:font-size="12pt" fo:font-style="italic" fo:font-weight="normal" officeooo:rsid="00943039" style:font-size-asian="12pt" style:font-style-asian="italic" style:font-weight-asian="normal" style:font-size-complex="12pt" style:font-style-complex="italic" style:font-weight-complex="normal"/>
    </style:style>
    <style:style style:name="T75" style:family="text">
      <style:text-properties fo:font-size="12pt" fo:font-style="italic" fo:font-weight="normal" officeooo:rsid="00950e67" style:font-size-asian="12pt" style:font-style-asian="italic" style:font-weight-asian="normal" style:font-size-complex="12pt" style:font-style-complex="italic" style:font-weight-complex="normal"/>
    </style:style>
    <style:style style:name="T76" style:family="text">
      <style:text-properties fo:font-size="12pt" fo:font-style="italic" fo:font-weight="normal" officeooo:rsid="0065f27a" style:font-size-asian="12pt" style:font-style-asian="italic" style:font-weight-asian="normal" style:font-size-complex="12pt" style:font-style-complex="italic" style:font-weight-complex="normal"/>
    </style:style>
    <style:style style:name="T77" style:family="text">
      <style:text-properties fo:font-size="12pt" fo:font-style="italic" fo:font-weight="normal" officeooo:rsid="0067f1ed" style:font-size-asian="12pt" style:font-style-asian="italic" style:font-weight-asian="normal" style:font-size-complex="12pt" style:font-style-complex="italic" style:font-weight-complex="normal"/>
    </style:style>
    <style:style style:name="T78" style:family="text">
      <style:text-properties fo:font-size="12pt" fo:font-style="italic" fo:font-weight="normal" officeooo:rsid="006c252b" style:font-size-asian="12pt" style:font-style-asian="italic" style:font-weight-asian="normal" style:font-size-complex="12pt" style:font-style-complex="italic" style:font-weight-complex="normal"/>
    </style:style>
    <style:style style:name="T79" style:family="text">
      <style:text-properties fo:font-size="12pt" fo:font-style="italic" fo:font-weight="normal" officeooo:rsid="006dd6a1" style:font-size-asian="12pt" style:font-style-asian="italic" style:font-weight-asian="normal" style:font-size-complex="12pt" style:font-style-complex="italic" style:font-weight-complex="normal"/>
    </style:style>
    <style:style style:name="T80" style:family="text">
      <style:text-properties fo:font-size="12pt" fo:font-style="italic" fo:font-weight="normal" officeooo:rsid="006e4940" style:font-size-asian="12pt" style:font-style-asian="italic" style:font-weight-asian="normal" style:font-size-complex="12pt" style:font-style-complex="italic" style:font-weight-complex="normal"/>
    </style:style>
    <style:style style:name="T81" style:family="text">
      <style:text-properties fo:font-size="12pt" fo:font-style="italic" fo:font-weight="normal" officeooo:rsid="006e7ef2" style:font-size-asian="12pt" style:font-style-asian="italic" style:font-weight-asian="normal" style:font-size-complex="12pt" style:font-style-complex="italic" style:font-weight-complex="normal"/>
    </style:style>
    <style:style style:name="T82" style:family="text">
      <style:text-properties fo:font-size="12pt" fo:font-style="italic" fo:font-weight="normal" officeooo:rsid="00da77b3" style:font-size-asian="12pt" style:font-style-asian="italic" style:font-weight-asian="normal" style:font-size-complex="12pt" style:font-style-complex="italic" style:font-weight-complex="normal"/>
    </style:style>
    <style:style style:name="T83" style:family="text">
      <style:text-properties fo:font-size="12pt" fo:font-style="italic" fo:font-weight="bold" officeooo:rsid="006e96ad" style:font-size-asian="12pt" style:font-style-asian="italic" style:font-weight-asian="bold" style:font-size-complex="12pt" style:font-style-complex="italic" style:font-weight-complex="bold"/>
    </style:style>
    <style:style style:name="T84" style:family="text">
      <style:text-properties fo:font-size="12pt" fo:font-style="italic" fo:font-weight="bold" officeooo:rsid="006f8aa2" style:font-size-asian="12pt" style:font-style-asian="italic" style:font-weight-asian="bold" style:font-size-complex="12pt" style:font-style-complex="italic" style:font-weight-complex="bold"/>
    </style:style>
    <style:style style:name="T85" style:family="text">
      <style:text-properties fo:font-size="12pt" fo:font-style="italic" fo:font-weight="bold" officeooo:rsid="00629f60" style:font-size-asian="12pt" style:font-style-asian="italic" style:font-weight-asian="bold" style:font-size-complex="12pt" style:font-style-complex="italic" style:font-weight-complex="bold"/>
    </style:style>
    <style:style style:name="T86" style:family="text">
      <style:text-properties officeooo:rsid="000cf1d7"/>
    </style:style>
    <style:style style:name="T87"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Dictée préparée / </text:span><text:span text:style-name="T3">6</text:span><text:span text:style-name="T20">e</text:span><text:span text:style-name="T1"> / T1</text:span></text:p>
      <text:p text:style-name="P33"/>
      <text:p text:style-name="P29"><text:span text:style-name="T1">source : </text:span><text:a xlink:type="simple" xlink:href="http://www.ladictee.fr/contenu/6eme/dictees/dictee_6eme_alexandre_dumas_le_comte_monte_cristo.htm" text:style-name="Internet_20_link" text:visited-style-name="Visited_20_Internet_20_Link"><text:span text:style-name="T1">http://www.ladictee.fr/contenu/6eme/dictees/dictee_6eme_alexandre_dumas_le_comte_monte_cristo.htm</text:span></text:a><text:span text:style-name="T1"> </text:span></text:p>
      <text:p text:style-name="P33"/>
      <text:p text:style-name="P31"><text:span text:style-name="T1">Les expressions </text:span><text:span text:style-name="T2">encadrées</text:span><text:span text:style-name="T1"> ne sont pas à retenir.</text:span></text:p>
      <text:p text:style-name="P35"/>
      <text:p text:style-name="P3"/>
      <text:p text:style-name="P1">Le coffre</text:p>
      <text:p text:style-name="P6"/>
      <text:p text:style-name="P22">Une fièvre vertigineuse s’empara de <text:span text:style-name="T26">Dantès</text:span> ; il saisit son fusil, l’arma et le plaça près de lui. D’abord il ferma les yeux, comme font les enfants, pour apercevoir, dans la nuit étincelante de leur imagination, plus d’étoiles qu’ils n’en peuvent compter dans un ciel encore éclairé, puis il les rouvrit et demeura ébloui. Trois compartiments scindaient le coffre. Dans le premier brillaient de rutilants écus d’or aux fauves reflets. Dans le second des lingots mal polis et rangés en bon ordre, mais qui n’avaient de l’or que le poids et la valeur. Dans le troisième enfin, à demi plein, Edmond remua à poignée les diamants, les perles, les rubis.</text:p>
      <text:p text:style-name="P4">Alexandre Dumas, <text:span text:style-name="T22">Le Comte de Monte-Cristo</text:span></text:p>
      <text:p text:style-name="P39"/>
      <text:p text:style-name="Standard"/>
      <text:p text:style-name="P2">Le coffre</text:p>
      <text:p text:style-name="P7"/>
      <text:p text:style-name="P23">Une fièvre vertigineuse<text:span text:style-name="T4">[qui donne le vertige]</text:span> <text:span text:style-name="T49">s’empara</text:span> de <text:span text:style-name="T26">Dantès</text:span> ; il <text:span text:style-name="T49">saisit</text:span> <text:span text:style-name="T49">son</text:span> fusil, l’<text:span text:style-name="T49">arma</text:span><text:span text:style-name="T4">[</text:span><text:span text:style-name="T5">=appuyer sur le chien pour faire feu en appuyant sur la détente</text:span><text:span text:style-name="T4">]</text:span> et le <text:span text:style-name="T49">plaça</text:span> près de lui. D’abord il <text:span text:style-name="T49">ferma</text:span> les yeux, comme font les enfants, pour apercevoir, dans la nuit étincelante de leur imagination, plus d’étoiles qu’ils n’en peuvent compter dans un ciel encore éclairé, puis il les <text:span text:style-name="T49">rouvrit</text:span> et <text:span text:style-name="T49">demeura</text:span> ébloui<text:span text:style-name="T6">[=stupéfait]</text:span>. Trois compartiments scindaient<text:span text:style-name="T7">[=divisaient]</text:span> le coffre. Dans le premier brillaient de rutilants<text:span text:style-name="T8">[=brillants]</text:span> écus<text:span text:style-name="T9">[=pièces de monnaie]</text:span> d’or aux fauves<text:span text:style-name="T10">[=orangés]</text:span> reflets. Dans le second<text:span text:style-name="T18">[! pas *segond]</text:span> des lingots<text:span text:style-name="T11">[=des barres de métal]</text:span> mal polis<text:span text:style-name="T11">[=taillés]</text:span> et rangés en <text:span text:style-name="T49">bon</text:span> ordre, mais qui n’avaient<text:span text:style-name="T15">[=le sujet de « avaient » est « qui », c’est-à-dire les « lingots »]</text:span> de l’or que le poids et la valeur<text:span text:style-name="T12">[=ces lingots mal taillés avaient le poids et la valeur de l’or=ils étaient </text:span><text:span text:style-name="T16">entièrement </text:span><text:span text:style-name="T12">en or]</text:span>. Dans le troisième enfin, à <text:span text:style-name="T50">demi plein</text:span>, Edmond <text:span text:style-name="T49">remua</text:span> <text:span text:style-name="T49">à</text:span> poignée<text:span text:style-name="T14">[=à pleines mains]</text:span> les diamants, les perles, les rubis<text:span text:style-name="T13">[=pierre précieuse]</text:span>.</text:p>
      <text:p text:style-name="P5">Alexandre Dumas, <text:span text:style-name="T22">Le Comte de Monte-Cristo</text:span></text:p>
      <text:p text:style-name="P12"/>
      <text:p text:style-name="P10"><text:span text:style-name="T27">►</text:span><text:span text:style-name="T29">bon</text:span><text:span text:style-name="T43"> : « bon » se prononce [bõ] devant consonne (« un bon garçon ») ou [bɔn] devant voyelle (« un bon élément »). </text:span><text:span text:style-name="T44">Dans les deux cas, « bon » est masculin et ne s’écrit jamais « bonne » !</text:span></text:p>
      <text:p text:style-name="P8"><text:span text:style-name="T27">►</text:span><text:span text:style-name="T28">demi : </text:span><text:span text:style-name="T35">pas de tiret à « demi plein» car il s’agi</text:span><text:span text:style-name="T36">t de l’adverbe « demi », pas du préfixe « demi- » que l’on trouve dans « demi-heure »</text:span></text:p>
      <text:p text:style-name="P9"><text:span text:style-name="T27">►</text:span><text:span text:style-name="T30">son / sont : son(=déterminant possessif:son, sa, ses) / </text:span><text:span text:style-name="T31">sont (=verbe être ; ils étaient)</text:span></text:p>
      <text:p text:style-name="P13"/>
      <text:p text:style-name="P11"><text:span text:style-name="T46">►</text:span><text:span text:style-name="T47">conjugaison au passé simple des verbes du premier groupe :</text:span></text:p>
      <text:p text:style-name="P14"><text:tab/>j’aimai</text:p>
      <text:p text:style-name="P14"><text:tab/>tu aimas</text:p>
      <text:p text:style-name="P11"><text:span text:style-name="T33"><text:tab/>il aima<text:tab/><text:tab/><text:tab/>: </text:span><text:span text:style-name="T37">« s’empara », « </text:span><text:span text:style-name="T39">arma », « </text:span><text:span text:style-name="T40">plaça », « </text:span><text:span text:style-name="T41">ferma », « </text:span><text:span text:style-name="T42">demeura »</text:span></text:p>
      <text:p text:style-name="P14"><text:tab/>il aimèrent</text:p>
      <text:p text:style-name="P14"/>
      <text:p text:style-name="P11"><text:span text:style-name="T46">►</text:span><text:span text:style-name="T47">conjugaison au passé simple des verbes </text:span><text:span text:style-name="T48">en -i :</text:span></text:p>
      <text:p text:style-name="P15"><text:tab/>je finis</text:p>
      <text:p text:style-name="P15"><text:tab/>tu finis</text:p>
      <text:p text:style-name="P11"><text:span text:style-name="T34"><text:tab/>il finit<text:tab/><text:tab/><text:tab/>: </text:span><text:span text:style-name="T38">« saisit », « </text:span><text:span text:style-name="T42">rouvri</text:span><text:span text:style-name="T45">t</text:span><text:span text:style-name="T42"> »</text:span></text:p>
      <text:p text:style-name="P16"><text:span text:style-name="T32"><text:tab/></text:span><text:span text:style-name="T34">ils finirent</text:span></text:p>
      <text:p text:style-name="P38"><text:soft-page-break/><text:span text:style-name="T1">Dictée préparée / </text:span><text:span text:style-name="T3">6</text:span><text:span text:style-name="T20">e</text:span><text:span text:style-name="T1"> / T1 </text:span><text:span text:style-name="T17">dictée à trous</text:span></text:p>
      <text:p text:style-name="P34"/>
      <text:p text:style-name="P30"><text:span text:style-name="T1">source : </text:span><text:a xlink:type="simple" xlink:href="http://www.ladictee.fr/contenu/6eme/dictees/dictee_6eme_alexandre_dumas_le_comte_monte_cristo.htm" text:style-name="Internet_20_link" text:visited-style-name="Visited_20_Internet_20_Link"><text:span text:style-name="T1">http://www.ladictee.fr/contenu/6eme/dictees/dictee_6eme_alexandre_dumas_le_comte_monte_cristo.htm</text:span></text:a><text:span text:style-name="T1"> </text:span></text:p>
      <text:p text:style-name="P34"/>
      <text:p text:style-name="P32"><text:span text:style-name="T1">Les expressions </text:span><text:span text:style-name="T2">encadrées</text:span><text:span text:style-name="T1"> ne sont pas à retenir.</text:span></text:p>
      <text:p text:style-name="P36"/>
      <text:p text:style-name="P17"/>
      <text:p text:style-name="P18">Le coffre</text:p>
      <text:p text:style-name="P20"/>
      <text:p text:style-name="P24">Une fièvre vertigineuse s’empara de <text:span text:style-name="T26">Dantès</text:span> ; il saisit ____________ fusil, l’arma et le ____________ près de lui. D’abord il ferma les ____________, comme font les enfants, ____________ apercevoir, ____________ la nuit étincelante de ____________ imagination, ____________ d’étoiles ____________ n’en ____________ compter dans un ____________ encore éclairé, puis il ____________ rouvrit ____________ demeura ébloui. Trois compartiments scindaient le coffre. Dans le premier brillaient de rutilants écus d’or ____________ fauves reflets. Dans le ____________ des lingots mal polis ____________ rangés en ____________ ordre, ____________ qui n’avaient de ____________ que le poids et la valeur. Dans le troisième ____________, ____________ demi plein, Edmond remua à poignée les diamants, les perles, les rubis.</text:p>
      <text:p text:style-name="P19">Alexandre Dumas, <text:span text:style-name="T22">Le Comte de Monte-Cristo</text:span></text:p>
      <text:p text:style-name="P21"/>
      <text:p text:style-name="P21"/>
      <text:p text:style-name="P21"/>
      <text:p text:style-name="P21"/>
      <text:p text:style-name="P25"><text:soft-page-break/><text:span text:style-name="Strong_20_Emphasis"><text:span text:style-name="T83">Consignes pour la dictée / </text:span></text:span><text:span text:style-name="Strong_20_Emphasis"><text:span text:style-name="T85">6</text:span></text:span><text:span text:style-name="Strong_20_Emphasis"><text:span text:style-name="T21">e</text:span></text:span></text:p>
      <text:p text:style-name="P28"><text:span text:style-name="Strong_20_Emphasis"><text:span text:style-name="T52">- </text:span></text:span><text:span text:style-name="Strong_20_Emphasis"><text:span text:style-name="T53">choisir les élèves qui feront la dictée à trous ; certains élèves sont </text:span></text:span><text:span text:style-name="Strong_20_Emphasis"><text:span text:style-name="T84">obligés</text:span></text:span><text:span text:style-name="Strong_20_Emphasis"><text:span text:style-name="T53"> de faire la dictée à trous (5e1:Adam, 5e2 : Gaïa, Gabriel ; 3e2:Jérémy), d’autres ont la </text:span></text:span><text:span text:style-name="Strong_20_Emphasis"><text:span text:style-name="T84">possibilité</text:span></text:span><text:span text:style-name="Strong_20_Emphasis"><text:span text:style-name="T53"> de choisir s’ils la font ou pas (</text:span></text:span><text:span text:style-name="Strong_20_Emphasis"><text:span text:style-name="T54">6e1 : Nathéo Unsern, Emeline Huot ; </text:span></text:span><text:span text:style-name="Strong_20_Emphasis"><text:span text:style-name="T53">5e2:F</text:span></text:span><text:span text:style-name="Strong_20_Emphasis"><text:span text:style-name="T54">lorentin, Kylliane)</text:span></text:span></text:p>
      <text:p text:style-name="P28"><text:span text:style-name="Strong_20_Emphasis"><text:span text:style-name="T52">- les élèves qui </text:span></text:span><text:span text:style-name="Strong_20_Emphasis"><text:span text:style-name="T54">font la dictée à trous doivent être placés </text:span></text:span><text:span text:style-name="Strong_20_Emphasis"><text:span text:style-name="T55">de manière à ce que les autres élèves ne voient pas leur copie. </text:span></text:span><text:span text:style-name="Strong_20_Emphasis"><text:span text:style-name="T78">Ces élèves n’ont pas besoin de sortir une feuille mais on leur </text:span></text:span><text:span text:style-name="Strong_20_Emphasis"><text:span text:style-name="T79">donne </text:span></text:span><text:span text:style-name="Strong_20_Emphasis"><text:span text:style-name="T80">une copie tout prête.</text:span></text:span></text:p>
      <text:p text:style-name="P28"><text:span text:style-name="Strong_20_Emphasis"><text:span text:style-name="T52"/></text:span></text:p>
      <text:p text:style-name="P28"><text:span text:style-name="Strong_20_Emphasis"><text:span text:style-name="T52">- les élèves </text:span></text:span><text:span text:style-name="Strong_20_Emphasis"><text:span text:style-name="T81">qui ne font pas la dictée à trous </text:span></text:span><text:span text:style-name="Strong_20_Emphasis"><text:span text:style-name="T52">prennent une feuille simple ou double, de quoi écrire (stylo+règle, effaceur). Aucun autre document n’est autorisé sur les tables.</text:span></text:span></text:p>
      <text:p text:style-name="P28"><text:span text:style-name="Strong_20_Emphasis"><text:span text:style-name="T55"/></text:span></text:p>
      <text:p text:style-name="P28"><text:span text:style-name="Strong_20_Emphasis"><text:span text:style-name="T55">- </text:span></text:span><text:span text:style-name="Strong_20_Emphasis"><text:span text:style-name="T56">les élèves écrivent leur prénom, leur nom et leur classe ; </text:span></text:span><text:span text:style-name="Strong_20_Emphasis"><text:span text:style-name="T57">ils ajoutent le mot « Dictée » qu’ils soulignent.</text:span></text:span></text:p>
      <text:p text:style-name="P28"><text:span text:style-name="Strong_20_Emphasis"><text:span text:style-name="T55"/></text:span></text:p>
      <text:p text:style-name="P28"><text:span text:style-name="Strong_20_Emphasis"><text:span text:style-name="T55">- </text:span></text:span><text:span text:style-name="Strong_20_Emphasis"><text:span text:style-name="T58">inutile de lire une première fois la dictée, </text:span></text:span><text:span text:style-name="Strong_20_Emphasis"><text:span text:style-name="T82">ils la connaissent.</text:span></text:span></text:p>
      <text:p text:style-name="P28"><text:span text:style-name="Strong_20_Emphasis"><text:span text:style-name="T58">- dicter le titre</text:span></text:span></text:p>
      <text:p text:style-name="P28"><text:span text:style-name="Strong_20_Emphasis"><text:span text:style-name="T58">- dicter le texte </text:span></text:span><text:span text:style-name="Strong_20_Emphasis"><text:span text:style-name="T60">avec sa ponctuation</text:span></text:span><text:span text:style-name="Strong_20_Emphasis"><text:span text:style-name="T58">; si une expression </text:span></text:span><text:span text:style-name="Strong_20_Emphasis"><text:span text:style-name="T59">est encadrée</text:span></text:span><text:span text:style-name="Strong_20_Emphasis"><text:span text:style-name="T58">, épeler le mot.</text:span></text:span></text:p>
      <text:p text:style-name="P28"><text:span text:style-name="Strong_20_Emphasis"><text:span text:style-name="T58">- </text:span></text:span><text:span text:style-name="Strong_20_Emphasis"><text:span text:style-name="T61">si possible, bien distinguer l</text:span></text:span><text:span text:style-name="Strong_20_Emphasis"><text:span text:style-name="T62">es</text:span></text:span><text:span text:style-name="Strong_20_Emphasis"><text:span text:style-name="T61"> finale</text:span></text:span><text:span text:style-name="Strong_20_Emphasis"><text:span text:style-name="T62">s</text:span></text:span><text:span text:style-name="Strong_20_Emphasis"><text:span text:style-name="T61"> en -é, -ai (=é) des finales en -ais, -ait (=è)</text:span></text:span></text:p>
      <text:p text:style-name="P28"><text:span text:style-name="Strong_20_Emphasis"><text:span text:style-name="T61">- </text:span></text:span><text:span text:style-name="Strong_20_Emphasis"><text:span text:style-name="T63">écrire au tableau le nom de l’auteur et le titre et les faire recopier.</text:span></text:span></text:p>
      <text:p text:style-name="P28"><text:span text:style-name="Strong_20_Emphasis"><text:span text:style-name="T63">- </text:span></text:span><text:span text:style-name="Strong_20_Emphasis"><text:span text:style-name="T64">donner aux élèves </text:span></text:span><text:span text:style-name="Strong_20_Emphasis"><text:span text:style-name="T65">5</text:span></text:span><text:span text:style-name="Strong_20_Emphasis"><text:span text:style-name="T66"> minutes pour se relire</text:span></text:span></text:p>
      <text:p text:style-name="P28"><text:span text:style-name="Strong_20_Emphasis"><text:span text:style-name="T66"/></text:span></text:p>
      <text:p text:style-name="P28"><text:span text:style-name="Strong_20_Emphasis"><text:span text:style-name="T66">- </text:span></text:span><text:span text:style-name="Strong_20_Emphasis"><text:span text:style-name="T67">demander aux élèves d’écrire le mot « questions » et de le souligner</text:span></text:span></text:p>
      <text:p text:style-name="P28"><text:span text:style-name="Strong_20_Emphasis"><text:span text:style-name="T65">- poser aux élèves les trois questions suivantes ; il y répondent </text:span></text:span><text:span text:style-name="Strong_20_Emphasis"><text:span text:style-name="T67">à </text:span></text:span><text:span text:style-name="Strong_20_Emphasis"><text:span text:style-name="T68">la suite de la dictée, s</text:span></text:span><text:span text:style-name="Strong_20_Emphasis"><text:span text:style-name="T65">ans recopier le</text:span></text:span><text:span text:style-name="Strong_20_Emphasis"><text:span text:style-name="T69">s</text:span></text:span><text:span text:style-name="Strong_20_Emphasis"><text:span text:style-name="T65"> question</text:span></text:span><text:span text:style-name="Strong_20_Emphasis"><text:span text:style-name="T69">s</text:span></text:span><text:span text:style-name="Strong_20_Emphasis"><text:span text:style-name="T65">.</text:span></text:span></text:p>
      <text:p text:style-name="P26"><text:span text:style-name="Strong_20_Emphasis"><text:span text:style-name="T70">(1) </text:span></text:span><text:span text:style-name="Strong_20_Emphasis"><text:span text:style-name="T71">Quelle est la nature grammaticale du mot « </text:span></text:span><text:span text:style-name="Strong_20_Emphasis"><text:span text:style-name="T72">son</text:span></text:span><text:span text:style-name="Strong_20_Emphasis"><text:span text:style-name="T71">, </text:span></text:span><text:span text:style-name="Strong_20_Emphasis"><text:span text:style-name="T72">s+o+n » ?</text:span></text:span></text:p>
      <text:p text:style-name="P27"><text:span text:style-name="Strong_20_Emphasis"><text:span text:style-name="T70">(</text:span></text:span><text:span text:style-name="Strong_20_Emphasis"><text:span text:style-name="T73">2</text:span></text:span><text:span text:style-name="Strong_20_Emphasis"><text:span text:style-name="T70">) </text:span></text:span><text:span text:style-name="Strong_20_Emphasis"><text:span text:style-name="T71">Quelle est la nature grammaticale du mot « </text:span></text:span><text:span text:style-name="Strong_20_Emphasis"><text:span text:style-name="T72">son</text:span></text:span><text:span text:style-name="Strong_20_Emphasis"><text:span text:style-name="T71">, </text:span></text:span><text:span text:style-name="Strong_20_Emphasis"><text:span text:style-name="T72">s+o+n+t » ?</text:span></text:span></text:p>
      <text:p text:style-name="P42"><text:span text:style-name="Strong_20_Emphasis"><text:span text:style-name="T51">(3) </text:span></text:span><text:span text:style-name="Strong_20_Emphasis"><text:span text:style-name="T74">Analyse</text:span></text:span><text:span text:style-name="Strong_20_Emphasis"><text:span text:style-name="T75">r la forme verbale « </text:span></text:span><text:span text:style-name="Strong_20_Emphasis"><text:span text:style-name="T76">aima, </text:span></text:span><text:span text:style-name="Strong_20_Emphasis"><text:span text:style-name="T77">a+i+m+a</text:span></text:span><text:span text:style-name="Strong_20_Emphasis"><text:span text:style-name="T75">». Donner le verbe, le mode, le temps, la personne.</text:span></text:span></text:p>
      <text:p text:style-name="P42"><text:span text:style-name="Strong_20_Emphasis"><text:span text:style-name="T70"/></text:span></text:p>
      <text:p text:style-name="P42"><text:span text:style-name="Strong_20_Emphasis"><text:span text:style-name="T70"/></text:span></text:p>
      <text:p text:style-name="P49"><text:soft-page-break/><text:span text:style-name="T1">Dictée préparée / </text:span><text:span text:style-name="T3">6</text:span><text:span text:style-name="T20">e</text:span><text:span text:style-name="T1"> / T1 </text:span><text:span text:style-name="T17">dictée à trous / </text:span><text:span text:style-name="T19">rattrapage</text:span></text:p>
      <text:p text:style-name="P45"/>
      <text:p text:style-name="P47"><text:span text:style-name="T1">source : </text:span><text:a xlink:type="simple" xlink:href="http://www.ladictee.fr/contenu/6eme/dictees/dictee_6eme_alexandre_dumas_le_comte_monte_cristo.htm" text:style-name="Internet_20_link" text:visited-style-name="Visited_20_Internet_20_Link"><text:span text:style-name="T1">http://www.ladictee.fr/contenu/6eme/dictees/dictee_6eme_alexandre_dumas_le_comte_monte_cristo.htm</text:span></text:a><text:span text:style-name="T1"> </text:span></text:p>
      <text:p text:style-name="P45"/>
      <text:p text:style-name="P48"><text:span text:style-name="T1">Les expressions </text:span><text:span text:style-name="T2">encadrées</text:span><text:span text:style-name="T1"> ne sont pas à retenir.</text:span></text:p>
      <text:p text:style-name="P46"/>
      <text:p text:style-name="P40"/>
      <text:p text:style-name="P41"><text:span text:style-name="T86">Le coffre</text:span></text:p>
      <text:p text:style-name="P44">Une ______________ vertigineuse s’empara de <text:span text:style-name="T26">Dantès</text:span> ; il saisit son fusil, l’arma et le ______________ près de lui. ______________ il ferma les ______________, comme font les enfants, pour ______________, dans la nuit étincelante de leur imagination, plus d’étoiles ______________ n’en peuvent ______________ dans un ciel encore éclairé, puis il les ______________ et demeura ébloui. Trois compartiments ______________ le coffre. Dans le premier ______________ de rutilants écus ______________ aux ______________ reflets. Dans le ______________ des lingots mal polis et ______________ en ______________ ordre, mais qui ______________ de l’or que le ______________ et la valeur. Dans le ______________ enfin, à demi plein, Edmond remua à poignée les ______________, les perles, les ______________.</text:p>
      <text:p text:style-name="P43"><text:span text:style-name="Strong_20_Emphasis"><text:span text:style-name="T87">Alexandre Dumas, </text:span></text:span><text:span text:style-name="Strong_20_Emphasis"><text:span text:style-name="T23">Le Comte de Monte-Cris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6:35:00.553887199</meta:creation-date>
    <dc:date>2019-11-24T12:07:30.559416678</dc:date>
    <meta:editing-duration>PT2H57M29S</meta:editing-duration>
    <meta:editing-cycles>62</meta:editing-cycles>
    <meta:generator>LibreOffice/6.0.7.3$Linux_X86_64 LibreOffice_project/00m0$Build-3</meta:generator>
    <meta:print-date>2019-11-05T11:57:44.941000000</meta:print-date>
    <meta:document-statistic meta:table-count="0" meta:image-count="0" meta:object-count="0" meta:page-count="4" meta:paragraph-count="50" meta:word-count="1025" meta:character-count="6354" meta:non-whitespace-character-count="5364"/>
  </office:meta>
</office:document-meta>
</file>